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3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.01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solid" svg:stroke-width="0.052cm" svg:stroke-color="#0000ff" draw:stroke-linejoin="round" svg:stroke-linecap="square" draw:fill="none" fo:padding-top="0.026cm" fo:padding-bottom="0.026cm" fo:padding-left="0.026cm" fo:padding-right="0.026cm"/>
    </style:style>
    <style:style style:name="gr8" style:family="graphic" style:parent-style-name="standard">
      <style:graphic-properties draw:stroke="solid" svg:stroke-width="0.052cm" svg:stroke-color="#ff0000" draw:stroke-linejoin="round" svg:stroke-linecap="square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3.31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966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text-properties style:font-name="LM Roman 10" fo:font-size="16pt"/>
    </style:style>
    <style:style style:name="P3" style:family="paragraph">
      <loext:graphic-properties draw:fill="solid" draw:fill-color="#000000"/>
      <style:text-properties style:font-name="LM Roman 10" fo:font-size="16pt"/>
    </style:style>
    <style:style style:name="P4" style:family="paragraph">
      <loext:graphic-properties draw:fill="none"/>
      <style:text-properties style:font-name="LM Roman 10" fo:font-size="16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style:font-name="LM Roman 10" fo:font-size="16pt" style:font-size-asian="12pt" style:font-size-complex="12pt"/>
    </style:style>
    <style:style style:name="P7" style:family="paragraph">
      <loext:graphic-properties draw:fill="solid" draw:fill-color="#ffffff" draw:opacity="80%"/>
      <style:text-properties style:font-name="LM Roman 10" fo:font-size="16pt"/>
    </style:style>
    <style:style style:name="P8" style:family="paragraph">
      <loext:graphic-properties draw:fill="solid" draw:fill-color="#000000"/>
    </style:style>
    <style:style style:name="T1" style:family="text">
      <style:text-properties fo:color="#000000" style:font-name="LM Roman 10" fo:font-size="16pt" style:font-size-asian="12pt" style:font-name-complex="Computer Modern" style:font-size-complex="12pt"/>
    </style:style>
    <style:style style:name="T2" style:family="text">
      <style:text-properties fo:color="#000000" style:font-name="LM Roman 10" fo:font-size="16pt" fo:font-style="italic" style:font-size-asian="12pt" style:font-name-complex="Computer Moder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002cm" svg:height="8.712cm" svg:x="0cm" svg:y="0cm" svg:viewBox="0 0 16003 8713" draw:points="0,8713 16003,8713 16003,0 0,0">
          <text:p/>
        </draw:polygon>
        <draw:polygon draw:style-name="gr1" draw:text-style-name="P2" draw:layer="layout" svg:width="13.355cm" svg:height="6.482cm" svg:x="2.1cm" svg:y="0.588cm" svg:viewBox="0 0 13356 6483" draw:points="0,6483 13356,6483 13356,0 0,0">
          <text:p/>
        </draw:polygon>
        <draw:polygon draw:style-name="gr2" draw:text-style-name="P3" draw:layer="layout" svg:width="0cm" svg:height="0.122cm" svg:x="3.044cm" svg:y="7.07cm" svg:viewBox="0 0 0 123" draw:points="0,0 0,123">
          <text:p/>
        </draw:polygon>
        <draw:line draw:style-name="gr3" draw:text-style-name="P4" draw:layer="layout" svg:x1="3.044cm" svg:y1="7.07cm" svg:x2="3.044cm" svg:y2="7.193cm">
          <text:p/>
        </draw:line>
        <draw:polygon draw:style-name="gr2" draw:text-style-name="P3" draw:layer="layout" svg:width="0cm" svg:height="0.122cm" svg:x="4.731cm" svg:y="7.07cm" svg:viewBox="0 0 0 123" draw:points="0,0 0,123">
          <text:p/>
        </draw:polygon>
        <draw:line draw:style-name="gr3" draw:text-style-name="P4" draw:layer="layout" svg:x1="4.731cm" svg:y1="7.07cm" svg:x2="4.731cm" svg:y2="7.193cm">
          <text:p/>
        </draw:line>
        <draw:frame draw:style-name="gr4" draw:text-style-name="P6" draw:layer="layout" svg:width="0.744cm" svg:height="0.801cm" svg:x="2.784cm" svg:y="7.219cm">
          <draw:text-box>
            <text:p text:style-name="P5"><text:span text:style-name="T1">2</text:span><text:span text:style-name="T2">.</text:span><text:span text:style-name="T1">5</text:span></text:p>
          </draw:text-box>
        </draw:frame>
        <draw:polygon draw:style-name="gr2" draw:text-style-name="P3" draw:layer="layout" svg:width="0cm" svg:height="0.122cm" svg:x="6.417cm" svg:y="7.07cm" svg:viewBox="0 0 0 123" draw:points="0,0 0,123">
          <text:p/>
        </draw:polygon>
        <draw:line draw:style-name="gr3" draw:text-style-name="P4" draw:layer="layout" svg:x1="6.417cm" svg:y1="7.07cm" svg:x2="6.417cm" svg:y2="7.193cm">
          <text:p/>
        </draw:line>
        <draw:frame draw:style-name="gr4" draw:text-style-name="P6" draw:layer="layout" svg:width="0.744cm" svg:height="0.801cm" svg:x="4.47cm" svg:y="7.219cm">
          <draw:text-box>
            <text:p text:style-name="P5"><text:span text:style-name="T1">5</text:span><text:span text:style-name="T2">.</text:span><text:span text:style-name="T1">0</text:span></text:p>
          </draw:text-box>
        </draw:frame>
        <draw:polygon draw:style-name="gr2" draw:text-style-name="P3" draw:layer="layout" svg:width="0cm" svg:height="0.122cm" svg:x="8.104cm" svg:y="7.07cm" svg:viewBox="0 0 0 123" draw:points="0,0 0,123">
          <text:p/>
        </draw:polygon>
        <draw:line draw:style-name="gr3" draw:text-style-name="P4" draw:layer="layout" svg:x1="8.104cm" svg:y1="7.07cm" svg:x2="8.104cm" svg:y2="7.193cm">
          <text:p/>
        </draw:line>
        <draw:frame draw:style-name="gr4" draw:text-style-name="P6" draw:layer="layout" svg:width="0.744cm" svg:height="0.801cm" svg:x="6.157cm" svg:y="7.219cm">
          <draw:text-box>
            <text:p text:style-name="P5"><text:span text:style-name="T1">7</text:span><text:span text:style-name="T2">.</text:span><text:span text:style-name="T1">5</text:span></text:p>
          </draw:text-box>
        </draw:frame>
        <draw:polygon draw:style-name="gr2" draw:text-style-name="P3" draw:layer="layout" svg:width="0cm" svg:height="0.122cm" svg:x="9.789cm" svg:y="7.07cm" svg:viewBox="0 0 0 123" draw:points="0,0 0,123">
          <text:p/>
        </draw:polygon>
        <draw:line draw:style-name="gr3" draw:text-style-name="P4" draw:layer="layout" svg:x1="9.789cm" svg:y1="7.07cm" svg:x2="9.789cm" svg:y2="7.193cm">
          <text:p/>
        </draw:line>
        <draw:frame draw:style-name="gr5" draw:text-style-name="P6" draw:layer="layout" svg:width="1.027cm" svg:height="0.801cm" svg:x="7.741cm" svg:y="7.219cm">
          <draw:text-box>
            <text:p text:style-name="P5"><text:span text:style-name="T1">10</text:span><text:span text:style-name="T2">.</text:span><text:span text:style-name="T1">0</text:span></text:p>
          </draw:text-box>
        </draw:frame>
        <draw:polygon draw:style-name="gr2" draw:text-style-name="P3" draw:layer="layout" svg:width="0cm" svg:height="0.122cm" svg:x="11.476cm" svg:y="7.07cm" svg:viewBox="0 0 0 123" draw:points="0,0 0,123">
          <text:p/>
        </draw:polygon>
        <draw:line draw:style-name="gr3" draw:text-style-name="P4" draw:layer="layout" svg:x1="11.476cm" svg:y1="7.07cm" svg:x2="11.476cm" svg:y2="7.193cm">
          <text:p/>
        </draw:line>
        <draw:frame draw:style-name="gr5" draw:text-style-name="P6" draw:layer="layout" svg:width="1.027cm" svg:height="0.801cm" svg:x="9.427cm" svg:y="7.219cm">
          <draw:text-box>
            <text:p text:style-name="P5"><text:span text:style-name="T1">12</text:span><text:span text:style-name="T2">.</text:span><text:span text:style-name="T1">5</text:span></text:p>
          </draw:text-box>
        </draw:frame>
        <draw:polygon draw:style-name="gr2" draw:text-style-name="P3" draw:layer="layout" svg:width="0cm" svg:height="0.122cm" svg:x="13.163cm" svg:y="7.07cm" svg:viewBox="0 0 0 123" draw:points="0,0 0,123">
          <text:p/>
        </draw:polygon>
        <draw:line draw:style-name="gr3" draw:text-style-name="P4" draw:layer="layout" svg:x1="13.163cm" svg:y1="7.07cm" svg:x2="13.163cm" svg:y2="7.193cm">
          <text:p/>
        </draw:line>
        <draw:frame draw:style-name="gr5" draw:text-style-name="P6" draw:layer="layout" svg:width="1.027cm" svg:height="0.801cm" svg:x="11.114cm" svg:y="7.219cm">
          <draw:text-box>
            <text:p text:style-name="P5"><text:span text:style-name="T1">15</text:span><text:span text:style-name="T2">.</text:span><text:span text:style-name="T1">0</text:span></text:p>
          </draw:text-box>
        </draw:frame>
        <draw:polygon draw:style-name="gr2" draw:text-style-name="P3" draw:layer="layout" svg:width="0cm" svg:height="0.122cm" svg:x="14.849cm" svg:y="7.07cm" svg:viewBox="0 0 0 123" draw:points="0,0 0,123">
          <text:p/>
        </draw:polygon>
        <draw:line draw:style-name="gr3" draw:text-style-name="P4" draw:layer="layout" svg:x1="14.849cm" svg:y1="7.07cm" svg:x2="14.849cm" svg:y2="7.193cm">
          <text:p/>
        </draw:line>
        <draw:frame draw:style-name="gr5" draw:text-style-name="P6" draw:layer="layout" svg:width="1.027cm" svg:height="0.801cm" svg:x="12.799cm" svg:y="7.219cm">
          <draw:text-box>
            <text:p text:style-name="P5"><text:span text:style-name="T1">17</text:span><text:span text:style-name="T2">.</text:span><text:span text:style-name="T1">5</text:span></text:p>
          </draw:text-box>
        </draw:frame>
        <draw:frame draw:style-name="gr5" draw:text-style-name="P6" draw:layer="layout" svg:width="1.027cm" svg:height="0.801cm" svg:x="14.486cm" svg:y="7.219cm">
          <draw:text-box>
            <text:p text:style-name="P5"><text:span text:style-name="T1">20</text:span><text:span text:style-name="T2">.</text:span><text:span text:style-name="T1">0</text:span></text:p>
          </draw:text-box>
        </draw:frame>
        <draw:polygon draw:style-name="gr2" draw:text-style-name="P3" draw:layer="layout" svg:width="0.122cm" svg:height="0cm" svg:x="1.978cm" svg:y="6.425cm" svg:viewBox="0 0 123 0" draw:points="123,0 0,0">
          <text:p/>
        </draw:polygon>
        <draw:line draw:style-name="gr3" draw:text-style-name="P4" draw:layer="layout" svg:x1="2.101cm" svg:y1="6.425cm" svg:x2="1.978cm" svg:y2="6.425cm">
          <text:p/>
        </draw:line>
        <draw:polygon draw:style-name="gr2" draw:text-style-name="P3" draw:layer="layout" svg:width="0.122cm" svg:height="0cm" svg:x="1.978cm" svg:y="5.261cm" svg:viewBox="0 0 123 0" draw:points="123,0 0,0">
          <text:p/>
        </draw:polygon>
        <draw:line draw:style-name="gr3" draw:text-style-name="P4" draw:layer="layout" svg:x1="2.101cm" svg:y1="5.261cm" svg:x2="1.978cm" svg:y2="5.261cm">
          <text:p/>
        </draw:line>
        <draw:frame draw:style-name="gr5" draw:text-style-name="P6" draw:layer="layout" svg:width="1.027cm" svg:height="0.801cm" svg:x="0.932cm" svg:y="6.015cm">
          <draw:text-box>
            <text:p text:style-name="P5"><text:span text:style-name="T1">0</text:span><text:span text:style-name="T2">.</text:span><text:span text:style-name="T1">02</text:span></text:p>
          </draw:text-box>
        </draw:frame>
        <draw:polygon draw:style-name="gr2" draw:text-style-name="P3" draw:layer="layout" svg:width="0.122cm" svg:height="0cm" svg:x="1.978cm" svg:y="4.097cm" svg:viewBox="0 0 123 0" draw:points="123,0 0,0">
          <text:p/>
        </draw:polygon>
        <draw:line draw:style-name="gr3" draw:text-style-name="P4" draw:layer="layout" svg:x1="2.101cm" svg:y1="4.097cm" svg:x2="1.978cm" svg:y2="4.097cm">
          <text:p/>
        </draw:line>
        <draw:frame draw:style-name="gr5" draw:text-style-name="P6" draw:layer="layout" svg:width="1.027cm" svg:height="0.801cm" svg:x="0.932cm" svg:y="4.851cm">
          <draw:text-box>
            <text:p text:style-name="P5"><text:span text:style-name="T1">0</text:span><text:span text:style-name="T2">.</text:span><text:span text:style-name="T1">04</text:span></text:p>
          </draw:text-box>
        </draw:frame>
        <draw:polygon draw:style-name="gr2" draw:text-style-name="P3" draw:layer="layout" svg:width="0.122cm" svg:height="0cm" svg:x="1.978cm" svg:y="2.932cm" svg:viewBox="0 0 123 0" draw:points="123,0 0,0">
          <text:p/>
        </draw:polygon>
        <draw:line draw:style-name="gr3" draw:text-style-name="P4" draw:layer="layout" svg:x1="2.101cm" svg:y1="2.932cm" svg:x2="1.978cm" svg:y2="2.932cm">
          <text:p/>
        </draw:line>
        <draw:frame draw:style-name="gr5" draw:text-style-name="P6" draw:layer="layout" svg:width="1.027cm" svg:height="0.801cm" svg:x="0.932cm" svg:y="3.686cm">
          <draw:text-box>
            <text:p text:style-name="P5"><text:span text:style-name="T1">0</text:span><text:span text:style-name="T2">.</text:span><text:span text:style-name="T1">06</text:span></text:p>
          </draw:text-box>
        </draw:frame>
        <draw:polygon draw:style-name="gr2" draw:text-style-name="P3" draw:layer="layout" svg:width="0.122cm" svg:height="0cm" svg:x="1.978cm" svg:y="1.768cm" svg:viewBox="0 0 123 0" draw:points="123,0 0,0">
          <text:p/>
        </draw:polygon>
        <draw:line draw:style-name="gr3" draw:text-style-name="P4" draw:layer="layout" svg:x1="2.101cm" svg:y1="1.768cm" svg:x2="1.978cm" svg:y2="1.768cm">
          <text:p/>
        </draw:line>
        <draw:frame draw:style-name="gr5" draw:text-style-name="P6" draw:layer="layout" svg:width="1.027cm" svg:height="0.801cm" svg:x="0.932cm" svg:y="2.522cm">
          <draw:text-box>
            <text:p text:style-name="P5"><text:span text:style-name="T1">0</text:span><text:span text:style-name="T2">.</text:span><text:span text:style-name="T1">08</text:span></text:p>
          </draw:text-box>
        </draw:frame>
        <draw:polygon draw:style-name="gr2" draw:text-style-name="P3" draw:layer="layout" svg:width="0.122cm" svg:height="0cm" svg:x="1.978cm" svg:y="0.603cm" svg:viewBox="0 0 123 0" draw:points="123,0 0,0">
          <text:p/>
        </draw:polygon>
        <draw:line draw:style-name="gr3" draw:text-style-name="P4" draw:layer="layout" svg:x1="2.101cm" svg:y1="0.603cm" svg:x2="1.978cm" svg:y2="0.603cm">
          <text:p/>
        </draw:line>
        <draw:frame draw:style-name="gr5" draw:text-style-name="P6" draw:layer="layout" svg:width="1.027cm" svg:height="0.801cm" svg:x="0.932cm" svg:y="1.357cm">
          <draw:text-box>
            <text:p text:style-name="P5"><text:span text:style-name="T1">0</text:span><text:span text:style-name="T2">.</text:span><text:span text:style-name="T1">10</text:span></text:p>
          </draw:text-box>
        </draw:frame>
        <draw:frame draw:style-name="gr5" draw:text-style-name="P6" draw:layer="layout" svg:width="1.027cm" svg:height="0.801cm" svg:x="0.932cm" svg:y="0.193cm">
          <draw:text-box>
            <text:p text:style-name="P5"><text:span text:style-name="T1">0</text:span><text:span text:style-name="T2">.</text:span><text:span text:style-name="T1">12</text:span></text:p>
          </draw:text-box>
        </draw:frame>
        <draw:polyline draw:style-name="gr6" draw:text-style-name="P4" draw:layer="layout" svg:width="12.141cm" svg:height="3.57cm" svg:x="2.708cm" svg:y="3.205cm" svg:viewBox="0 0 12142 3571" draw:points="0,3571 639,2829 1278,2279 1917,1862 2556,1541 3195,1300 3835,1097 4474,927 5113,806 5752,686 6391,594 7030,498 7669,433 8308,362 8947,298 9586,241 10225,170 10864,118 11503,73 12142,0">
          <text:p/>
        </draw:polyline>
        <draw:polyline draw:style-name="gr7" draw:text-style-name="P4" draw:layer="layout" svg:width="12.141cm" svg:height="5.48cm" svg:x="2.708cm" svg:y="0.882cm" svg:viewBox="0 0 12142 5481" draw:points="0,5481 639,4368 1278,3534 1917,2900 2556,2406 3195,2011 3835,1703 4474,1434 5113,1220 5752,1035 6391,878 7030,731 7669,622 8308,508 8947,403 9586,307 10225,223 10864,143 11503,68 12142,0">
          <text:p/>
        </draw:polyline>
        <draw:polyline draw:style-name="gr8" draw:text-style-name="P4" draw:layer="layout" svg:width="12.141cm" svg:height="4.563cm" svg:x="2.708cm" svg:y="1.909cm" svg:viewBox="0 0 12142 4564" draw:points="0,4564 639,3580 1278,2874 1917,2366 2556,1994 3195,1708 3835,1489 4474,1330 5113,1176 5752,1059 6391,962 7030,854 7669,749 8308,647 8947,541 9586,444 10225,348 10864,241 11503,145 12142,0">
          <text:p/>
        </draw:polyline>
        <draw:line draw:style-name="gr9" draw:text-style-name="P4" draw:layer="layout" svg:x1="2.1cm" svg:y1="7.07cm" svg:x2="2.1cm" svg:y2="0.588cm">
          <text:p/>
        </draw:line>
        <draw:line draw:style-name="gr9" draw:text-style-name="P4" draw:layer="layout" svg:x1="15.456cm" svg:y1="7.07cm" svg:x2="15.456cm" svg:y2="0.588cm">
          <text:p/>
        </draw:line>
        <draw:line draw:style-name="gr9" draw:text-style-name="P4" draw:layer="layout" svg:x1="2.1cm" svg:y1="7.07cm" svg:x2="15.455cm" svg:y2="7.07cm">
          <text:p/>
        </draw:line>
        <draw:line draw:style-name="gr9" draw:text-style-name="P4" draw:layer="layout" svg:x1="2.1cm" svg:y1="0.588cm" svg:x2="15.455cm" svg:y2="0.588cm">
          <text:p/>
        </draw:line>
        <draw:path draw:style-name="gr10" draw:text-style-name="P7" draw:layer="layout" svg:width="4.772cm" svg:height="1.908cm" svg:x="8.555cm" svg:y="4.39cm" svg:viewBox="0 0 4773 1909" svg:d="M102 1909h4569c68 0 102-28 102-84v-1740c0-56-34-85-102-85h-4569c-67 0-102 29-102 85v1740c0 56 35 84 102 84z">
          <text:p/>
        </draw:path>
        <draw:line draw:style-name="gr6" draw:text-style-name="P4" draw:layer="layout" svg:x1="8.723cm" svg:y1="4.72cm" svg:x2="9.56cm" svg:y2="4.72cm">
          <text:p/>
        </draw:line>
        <draw:line draw:style-name="gr7" draw:text-style-name="P4" draw:layer="layout" svg:x1="8.723cm" svg:y1="5.31cm" svg:x2="9.56cm" svg:y2="5.31cm">
          <text:p/>
        </draw:line>
        <draw:frame draw:style-name="gr11" draw:text-style-name="P6" draw:layer="layout" svg:width="3.355cm" svg:height="0.801cm" svg:x="9.896cm" svg:y="4.302cm">
          <draw:text-box>
            <text:p text:style-name="P5"><text:span text:style-name="T1">No Multiplier</text:span></text:p>
          </draw:text-box>
        </draw:frame>
        <draw:line draw:style-name="gr8" draw:text-style-name="P4" draw:layer="layout" svg:x1="8.723cm" svg:y1="5.9cm" svg:x2="9.56cm" svg:y2="5.9cm">
          <text:p/>
        </draw:line>
        <draw:frame draw:style-name="gr12" draw:text-style-name="P6" draw:layer="layout" svg:width="0.718cm" svg:height="0.801cm" svg:x="9.896cm" svg:y="4.892cm">
          <draw:text-box>
            <text:p text:style-name="P5"><text:span text:style-name="T1">2</text:span><text:span text:style-name="T2">×</text:span></text:p>
          </draw:text-box>
        </draw:frame>
        <draw:frame draw:style-name="gr13" draw:text-style-name="P6" draw:layer="layout" svg:width="0.976cm" svg:height="0.801cm" svg:x="9.896cm" svg:y="5.482cm">
          <draw:text-box>
            <text:p text:style-name="P5"><text:span text:style-name="T1">2</text:span><text:span text:style-name="T2">×q</text:span></text:p>
          </draw:text-box>
        </draw:frame>
        <draw:g>
          <svg:title>TexMaths</svg:title>
          <svg:desc>16§display§\tau§svg§600§FALSE§</svg:desc>
          <draw:polygon draw:style-name="gr14" draw:text-style-name="P1" draw:layer="layout" svg:width="0.285cm" svg:height="0.25cm" svg:x="10.677cm" svg:y="5.249cm" svg:viewBox="0 0 286 251" draw:points="143,251 0,251 0,0 286,0 286,251">
            <text:p/>
          </draw:polygon>
          <draw:path draw:style-name="gr15" draw:text-style-name="P8" draw:layer="layout" svg:width="0.271cm" svg:height="0.25cm" svg:x="10.691cm" svg:y="5.249cm" svg:viewBox="0 0 272 251" svg:d="M149 33h94c8 0 29 0 29-19 0-14-13-14-23-14h-158c-10 0-33 0-56 27-20 20-35 47-35 50 0 1 0 6 6 6s7-2 9-6c29-44 60-44 71-44h48l-55 181c-3 8-7 19-7 22 0 6 4 15 17 15 19 0 22-17 23-24z">
            <text:p/>
          </draw:path>
        </draw:g>
        <draw:g>
          <svg:title>TexMaths</svg:title>
          <svg:desc>16§display§p_4/p_1§svg§600§FALSE§</svg:desc>
          <draw:polygon draw:style-name="gr14" draw:text-style-name="P1" draw:layer="layout" svg:width="1.289cm" svg:height="0.562cm" svg:x="8.551cm" svg:y="7.948cm" svg:viewBox="0 0 1290 563" draw:points="646,563 0,563 0,0 1290,0 1290,563">
            <text:p/>
          </draw:polygon>
          <draw:path draw:style-name="gr15" draw:text-style-name="P8" draw:layer="layout" svg:width="0.29cm" svg:height="0.357cm" svg:x="8.551cm" svg:y="8.121cm" svg:viewBox="0 0 291 358" svg:d="M44 319c-6 19-6 23-31 23-7 0-13 0-13 10 0 5 3 6 8 6 15 0 30-1 46-1 18 0 37 1 55 1 4 0 10 0 10-10 0-6-5-6-13-6-28 0-28-4-28-9 0-8 23-99 27-113 8 15 23 36 52 36 65 0 134-83 134-165 0-54-32-91-73-91-28 0-56 20-74 42-7-30-30-42-50-42-26 0-37 22-43 32-7 19-15 54-15 55 0 5 5 5 6 5 6 0 6 0 9-13 9-39 21-66 41-66 9 0 17 4 17 25 0 13-1 20-4 29zM141 73c4-15 20-31 30-40 19-16 36-20 45-20 22 0 36 19 36 52 0 34-20 99-29 121-19 38-46 57-66 57-38 0-44-47-44-50 0-1 0-2 1-9z">
            <text:p/>
          </draw:path>
          <draw:path draw:style-name="gr15" draw:text-style-name="P8" draw:layer="layout" svg:width="0.192cm" svg:height="0.265cm" svg:x="8.863cm" svg:y="8.189cm" svg:viewBox="0 0 193 266" svg:d="M193 202v-15h-45v-175c0-9 0-12-8-12-4 0-5 0-10 5l-130 182v15h115v32c0 13 0 18-32 18h-10v14c19 0 45-1 59-1 13 0 39 1 59 1v-14h-11c-32 0-32-5-32-18v-32zM118 42v145h-104z">
            <text:p/>
          </draw:path>
          <draw:path draw:style-name="gr15" draw:text-style-name="P8" draw:layer="layout" svg:width="0.217cm" svg:height="0.562cm" svg:x="9.129cm" svg:y="7.948cm" svg:viewBox="0 0 218 563" svg:d="M216 22c2-8 2-10 2-10 0-7-5-12-11-12-4 0-8 1-9 5l-195 538c-3 6-3 8-3 10 0 5 5 10 12 10s8-4 12-13z">
            <text:p/>
          </draw:path>
          <draw:path draw:style-name="gr15" draw:text-style-name="P8" draw:layer="layout" svg:width="0.29cm" svg:height="0.357cm" svg:x="9.358cm" svg:y="8.121cm" svg:viewBox="0 0 291 358" svg:d="M44 319c-6 19-6 23-31 23-7 0-13 0-13 10 0 5 3 6 8 6 15 0 30-1 46-1 18 0 37 1 55 1 4 0 10 0 10-10 0-6-5-6-13-6-28 0-28-4-28-9 0-8 23-99 27-113 8 15 23 36 52 36 65 0 134-83 134-165 0-54-32-91-73-91-28 0-56 20-74 42-7-30-30-42-50-42-26 0-37 22-43 32-7 19-15 54-15 55 0 5 5 5 6 5 6 0 6 0 9-13 9-39 21-66 41-66 9 0 17 4 17 25 0 13-1 20-4 29zM141 73c4-15 20-31 30-40 19-16 36-20 45-20 22 0 36 19 36 52 0 34-20 99-29 121-19 38-46 57-66 57-38 0-44-47-44-50 0-1 0-2 1-9z">
            <text:p/>
          </draw:path>
          <draw:path draw:style-name="gr15" draw:text-style-name="P8" draw:layer="layout" svg:width="0.142cm" svg:height="0.261cm" svg:x="9.697cm" svg:y="8.192cm" svg:viewBox="0 0 143 262" svg:d="M89 12c0-12 0-12-12-12-26 24-60 26-77 26v14c9 0 36 0 57-12v202c0 13 0 18-39 18h-15v14c7 0 55-1 69-1 13 0 63 1 71 1v-14h-15c-39 0-39-5-39-18z">
            <text:p/>
          </draw:path>
        </draw:g>
        <draw:g>
          <svg:title>TexMaths</svg:title>
          <svg:desc>16§display§\Delta M_\mathrm{S1}§svg§600§FALSE§</svg:desc>
          <draw:polygon draw:style-name="gr14" draw:text-style-name="P1" draw:layer="layout" svg:width="1.449cm" svg:height="0.495cm" draw:transform="rotate (1.5707963267949) translate (0.136cm 4.486cm)" svg:viewBox="0 0 1450 496" draw:points="724,496 0,496 0,0 1450,0 1450,496">
            <text:p/>
          </draw:polygon>
          <draw:path draw:style-name="gr15" draw:text-style-name="P8" draw:layer="layout" svg:width="0.415cm" svg:height="0.403cm" draw:transform="rotate (1.5707963267949) translate (0.136cm 4.45912444836717cm)" svg:viewBox="0 0 416 404" svg:d="M223 10c-4-7-5-10-14-10-11 0-12 3-16 10l-190 382c-3 6-3 7-3 7 0 5 4 5 13 5h391c9 0 12 0 12-5 0 0 0-1-3-7zM191 56l151 304h-304z">
            <text:p/>
          </draw:path>
          <draw:path draw:style-name="gr15" draw:text-style-name="P8" draw:layer="layout" svg:width="0.563cm" svg:height="0.384cm" draw:transform="rotate (1.5707963267949) translate (0.153896907216495cm 3.99328155339806cm)" svg:viewBox="0 0 564 385" svg:d="M498 43c5-20 6-25 48-25 13 0 18 0 18-12 0-6-5-6-15-6h-74c-14 0-16 0-22 10l-206 322-44-319c-1-13-2-13-17-13h-77c-10 0-17 0-17 10 0 8 5 8 17 8 6 0 16 0 23 1 10 0 13 3 13 9 0 1 0 4-3 10l-72 287c-5 23-14 41-60 42-2 0-10 1-10 11 0 6 4 7 8 7 18 0 38-1 56-1 19 0 40 1 59 1 2 0 9 0 9-12 0-6-5-6-9-6-33 0-39-12-39-24 0-4 0-7 2-13l77-307h1l48 349c0 6 2 13 8 13 7 0 10-7 13-10l228-357-81 323c-5 22-6 26-51 26-9 0-15 0-15 11 0 7 6 7 7 7 17 0 55-1 71-1 23 0 47 1 70 1 4 0 10 0 10-12 0-6-5-6-15-6-21 0-37 0-37-10 0-2 0-3 4-13z">
            <text:p/>
          </draw:path>
          <draw:path draw:style-name="gr15" draw:text-style-name="P8" draw:layer="layout" svg:width="0.194cm" svg:height="0.284cm" draw:transform="rotate (1.5707963267949) translate (0.345649484536081cm 3.44425242718447cm)" svg:viewBox="0 0 195 285" svg:d="M70 112c-34-7-44-31-44-48 0-27 24-51 60-51 53 0 77 36 83 76 0 7 0 8 6 8 7 0 7-2 7-10v-77c0-6 0-10-5-10-3 0-4 1-7 5l-14 23c-27-27-59-28-70-28-50 0-86 36-86 75 0 22 10 40 24 53 16 15 28 18 72 28 36 8 43 9 55 20 9 9 18 22 18 40 0 27-23 55-61 55-39 0-91-15-94-74-1-7-1-9-8-9-6 0-6 2-6 10v77c0 8 0 10 5 10 4 0 4-1 7-4 3-5 11-18 15-23 24 22 55 27 81 27 52 0 87-38 87-80 0-36-26-69-66-78z">
            <text:p/>
          </draw:path>
          <draw:path draw:style-name="gr15" draw:text-style-name="P8" draw:layer="layout" svg:width="0.144cm" svg:height="0.261cm" draw:transform="rotate (1.5707963267949) translate (0.360989690721649cm 3.1806160635481cm)" svg:viewBox="0 0 145 262" svg:d="M90 12c0-12-2-12-12-12-26 24-61 26-78 26v14c9 0 36 0 58-12v202c0 13 0 18-40 18h-15v14c7 0 56-1 70-1 13 0 63 1 72 1v-14h-16c-39 0-39-5-39-1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6.002cm" fo:page-height="8.7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13:14:08.393686059</dc:date>
    <meta:editing-duration>PT7M33S</meta:editing-duration>
    <meta:editing-cycles>2</meta:editing-cycles>
    <meta:generator>LibreOffice/6.0.7.3$Linux_X86_64 LibreOffice_project/00m0$Build-3</meta:generator>
    <meta:document-statistic meta:object-count="74"/>
  </office:meta>
</office:document-meta>
</file>